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style:font-name-asian="Wingdings 2" style:font-size-asian="10pt" style:font-name-complex="Arial" style:font-size-complex="10pt"/>
    </style:style>
    <style:style style:name="P3" style:family="paragraph" style:parent-style-name="Standard" style:list-style-name="WW8Num1">
      <style:text-properties style:font-name="Arial" fo:font-size="10pt" style:font-name-asian="Wingdings 2" style:font-size-asian="10pt" style:font-name-complex="Arial" style:font-size-complex="10pt"/>
    </style:style>
    <style:style style:name="P4" style:family="paragraph" style:parent-style-name="Standard" style:list-style-name="WW8Num1">
      <style:text-properties style:font-name="Arial" fo:font-size="10pt" officeooo:paragraph-rsid="001bc214" style:font-name-asian="Wingdings 2" style:font-size-asian="10pt" style:font-name-complex="Arial" style:font-size-complex="10pt"/>
    </style:style>
    <style:style style:name="P5" style:family="paragraph" style:parent-style-name="Standard" style:list-style-name="WW8Num2">
      <style:text-properties style:font-name="Arial" fo:font-size="10pt" style:font-name-asian="Wingdings 2" style:font-size-asian="10pt" style:font-name-complex="Arial" style:font-size-complex="10pt"/>
    </style:style>
    <style:style style:name="P6" style:family="paragraph" style:parent-style-name="Standard" style:list-style-name="WW8Num1"/>
    <style:style style:name="P7" style:family="paragraph" style:parent-style-name="Standard" style:list-style-name="WW8Num1">
      <style:text-properties officeooo:paragraph-rsid="001690a0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style:font-name="Arial" fo:font-size="10pt" style:font-name-asian="Wingdings 2" style:font-size-asian="10pt" style:font-name-complex="Arial" style:font-size-complex="10pt"/>
    </style:style>
    <style:style style:name="P9" style:family="paragraph" style:parent-style-name="Standard">
      <style:paragraph-properties fo:margin-left="0.635cm" fo:margin-right="0cm" fo:text-indent="0.635cm" style:auto-text-indent="false"/>
      <style:text-properties style:font-name="Arial" fo:font-size="10pt" style:font-name-asian="Wingdings 2" style:font-size-asian="10pt" style:font-name-complex="Arial" style:font-size-complex="10pt"/>
    </style:style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style:font-name-asian="Wingdings 2" style:font-size-asian="10pt" style:font-name-complex="Arial" style:font-size-complex="10pt"/>
    </style:style>
    <style:style style:name="T3" style:family="text">
      <style:text-properties style:font-name="Arial" fo:font-size="10pt" officeooo:rsid="001690a0" style:font-name-asian="Wingdings 2" style:font-size-asian="10pt" style:font-name-complex="Arial" style:font-size-complex="10pt"/>
    </style:style>
    <style:style style:name="T4" style:family="text">
      <style:text-properties style:font-name="Arial" fo:font-size="10pt" officeooo:rsid="00180557" style:font-name-asian="Wingdings 2" style:font-size-asian="10pt" style:font-name-complex="Arial" style:font-size-complex="10pt"/>
    </style:style>
    <style:style style:name="T5" style:family="text">
      <style:text-properties officeooo:rsid="00180557"/>
    </style:style>
    <style:style style:name="T6" style:family="text">
      <style:text-properties officeooo:rsid="001a7c94"/>
    </style:style>
    <style:style style:name="T7" style:family="text">
      <style:text-properties officeooo:rsid="001bc2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OF5 Operations Manual</text:p>
      <text:h text:style-name="Heading_20_1" text:outline-level="1">Production Procedure</text:h>
      <text:p text:style-name="P1"/>
      <text:list xml:id="list4747550002443881503" text:style-name="WW8Num1">
        <text:list-item>
          <text:p text:style-name="P6"><text:span text:style-name="T1">Ensure all drains </text:span><text:span text:style-name="T2">are closed.</text:span></text:p>
        </text:list-item>
        <text:list-item>
          <text:p text:style-name="P7"><text:span text:style-name="T3">Set the swing bend such that permeate is not returned to the feed tank. <text:s/>Connect to permeate discharge via the swing bend to ensure it remains connected to the plant and is not lost.</text:span></text:p>
        </text:list-item>
        <text:list-item>
          <text:p text:style-name="P3">Connect feed to V63.</text:p>
        </text:list-item>
        <text:list-item>
          <text:p text:style-name="P6"><text:span text:style-name="T2">Connect </text:span><text:span text:style-name="T4">R</text:span><text:span text:style-name="T2">etentate </text:span><text:span text:style-name="T4">B</text:span><text:span text:style-name="T2">leed (if desired).</text:span></text:p>
        </text:list-item>
        <text:list-item>
          <text:p text:style-name="P3">Connect <text:span text:style-name="T5">R</text:span>etentate <text:span text:style-name="T5">O</text:span>ut to RJT at V62.</text:p>
        </text:list-item>
        <text:list-item>
          <text:p text:style-name="P4">Select production <text:span text:style-name="T6">on the operation switch</text:span>.</text:p>
        </text:list-item>
        <text:list-item>
          <text:p text:style-name="P4">Select appropriate membrane <text:span text:style-name="T7">on the membrane type switch (stainless steel or polysolphone)</text:span>. <text:s/></text:p>
        </text:list-item>
        <text:list-item>
          <text:p text:style-name="P4">Press <text:span text:style-name="T7">the </text:span>Reset <text:span text:style-name="T7">button to clear the fault warning light, once the reasons for a fault have been explored.</text:span></text:p>
        </text:list-item>
        <text:list-item>
          <text:p text:style-name="P3">Press <text:span text:style-name="T7">the </text:span>Start <text:span text:style-name="T7">button</text:span>.</text:p>
        </text:list-item>
      </text:list>
      <text:list xml:id="list5246456767135122187" text:style-name="WW8Num2">
        <text:list-item>
          <text:p text:style-name="P5">V63 will open admitting feed to feed tank. <text:s/></text:p>
        </text:list-item>
        <text:list-item>
          <text:p text:style-name="P5">When sufficient liquid is in feed tank circulation will start. <text:s/></text:p>
        </text:list-item>
        <text:list-item>
          <text:p text:style-name="P5">Process includes back-flushing of membranes at regular intervals using produced permeate <text:span text:style-name="T7">and pumping of permeate when there is sufficient in the tank</text:span>.</text:p>
        </text:list-item>
      </text:list>
      <text:p text:style-name="P9"/>
      <text:list xml:id="list164859539191027" text:continue-list="list4747550002443881503" text:style-name="WW8Num1">
        <text:list-item>
          <text:p text:style-name="P3">When sufficient permeate has been produced the permeate will be discharged from V17.</text:p>
        </text:list-item>
        <text:list-item>
          <text:p text:style-name="P3">Manual back-flush can be initiated by pressing <text:span text:style-name="T7">the </text:span>back-flush button <text:span text:style-name="T7">during production</text:span>.</text:p>
        </text:list-item>
      </text:list>
      <text:p text:style-name="P8"/>
      <text:list xml:id="list164859794335715" text:continue-numbering="true" text:style-name="WW8Num1">
        <text:list-item>
          <text:p text:style-name="P3">Manual discharge of permeate from permeate tank and/or retentate from the feed tank by pressing the appropriate button only when the plant is stopped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Arial" fo:font-family="Arial" style:font-family-generic="swiss" style:font-pitch="variable" fo:font-size="10pt" style:font-name-asian="Wingdings 2" style:font-family-asian="'Wingdings 2'" style:font-family-generic-asian="roman" style:font-pitch-asian="variable" style:font-charset-asian="x-symbol" style:font-size-asian="10pt" style:font-name-complex="Arial" style:font-family-complex="Arial" style:font-family-generic-complex="swiss" style:font-pitch-complex="variable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01cm" fo:margin-right="4.0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ron O'Keefe</meta:initial-creator>
    <meta:creation-date>2011-03-03T15:21:00</meta:creation-date>
    <dc:creator>Matthew Walker</dc:creator>
    <dc:date>2017-06-30T16:48:58.774694000</dc:date>
    <meta:editing-cycles>5</meta:editing-cycles>
    <meta:editing-duration>PT27M31S</meta:editing-duration>
    <meta:generator>LibreOffice/5.1.4.2$MacOSX_X86_64 LibreOffice_project/f99d75f39f1c57ebdd7ffc5f42867c12031db97a</meta:generator>
    <meta:document-statistic meta:table-count="0" meta:image-count="0" meta:object-count="0" meta:page-count="1" meta:paragraph-count="17" meta:word-count="205" meta:character-count="1217" meta:non-whitespace-character-count="1037"/>
  </office:meta>
</office:document-meta>
</file>